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Treino – struct</text:span> </text:p>
      <text:p text:style-name="Standard"/>
      <text:p text:style-name="Standard"/>
      <text:p text:style-name="Standard"><text:span text:style-name="T1">Cursos - Versão 2</text:span> </text:p>
      <text:p text:style-name="Standard"/>
      <text:p text:style-name="Standard">Uma universidade particular possui uma tabela de valores de créditos por curso com os campos: </text:p>
      <text:p text:style-name="Standard">• código do curso (int), </text:p>
      <text:p text:style-name="Standard">• valor por crédito (double). </text:p>
      <text:p text:style-name="Standard">• nome do curso (cadeia com no máximo 100 caracteres), </text:p>
      <text:p text:style-name="Standard"/>
      <text:p text:style-name="Standard">Faça um programa que primeiramente carregue a tabela de cursos acima e depois leia registros de alunos com as seguintes informações: </text:p>
      <text:p text:style-name="Standard">• nome do aluno (cadeia com no máximo 500 caracteres), </text:p>
      <text:p text:style-name="Standard">• o código do curso onde o mesmo está matriculado (int), e </text:p>
      <text:p text:style-name="Standard">• o número de créditos que ele está cursando (int). </text:p>
      <text:p text:style-name="Standard"/>
      <text:p text:style-name="Standard">Os nomes dos cursos e dos alunos devem ter espaço suficiente apenas para armazenar os caracteres que formam os nomes e o caractere delimitador da string. Para isso, seu programa deve ler inicialmente os nomes (de cursos e de alunos) em um buffer que é uma string com 1000 caracteres. Para cada nome lido deve ser alocado um espaço para ele mais o ’\0’ no elemento do vetor onde esse nome será armazenado. Calcule a mensalidade a ser paga pelo aluno e imprima as informações em um boleto de pagamento com as seguintes informações: nome do aluno, nome do curso, total de créditos que o aluno cursa, valor do crédito do curso e o valor final da mensalidade a pagar. Ao final, seu programa deve liberar todos os espaços alocados para armazenar os nomes de cursos e de alunos. </text:p>
      <text:p text:style-name="Standard"/>
      <text:p text:style-name="Standard">Entrada </text:p>
      <text:p text:style-name="Standard">A primeira linha da entrada contém o número n (5 ≤ n ≤ 30) de cursos a universidade. Em seguida há 3n linhas contendo as três informações dos n cursos. A próxima linha contém um valor inteiro que corresponde ao número m (1 ≤ m ≤ 1000) de alunos da universidade. Em seguida, há 3m linhas, com os três dados dos m alunos. </text:p>
      <text:p text:style-name="Standard"/>
      <text:p text:style-name="Standard">Saída </text:p>
      <text:p text:style-name="Standard">A saída é formada por m linhas, cada uma no seguinte formato: Aluno(a): a Curso: b Num. Creditos: c Valor Credito: d Mensalidade: e, onde a e b são cadeias de caracteres, c é um número inteiro e d e e são números em ponto flutuante com duas casas decimais. </text:p>
      <text:p text:style-name="Standard"/>
      <text:p text:style-name="Standard"/>
      <text:p text:style-name="Standard"><text:span text:style-name="T1">Distância entre pontos</text:span></text:p>
      <text:p text:style-name="Standard"><text:span text:style-name="T1"/></text:p>
      <text:p text:style-name="P1">Entrada </text:p>
      <text:p text:style-name="P1">A entrada consiste de várias linhas. A primeira linha apresenta um número de pontos N, com 2 ≤ N ≤ 1000. As N linhas seguintes apresentam pontos no espaço na forma u, x, y,z, com u, x, y e z números reais tais que −1000 ≤ x, y,z ≤ 1000. Faça um programa que calcule a distância entre dois pontos consecutivos nesta lista. Note que, com exceção do primeiro e último valor de entrada, todos os pontos serão utilizados duas vezes, uma para o cálculo de distância com o ponto que veio antes na lista e outra para o ponto que veio depois. </text:p>
      <text:p text:style-name="P1"/>
      <text:p text:style-name="P1">Saída </text:p>
      <text:p text:style-name="P1">A saída consiste de (N −1) linhas, cada uma contendo a distância entre os pontos com 2 casas decimais após a vírgula. Após a impressão do valor de uma distância, o programa deve imprimir o caractere de quebra de linha. </text:p>
      <text:p text:style-name="P2"><text:soft-page-break/>Estiagem</text:p>
      <text:p text:style-name="P1"/>
      <text:p text:style-name="P1">Devido às constantes estiagens que aconteceram nos últimos tempos em algumas regiões do Brasil, o governo federal criou um órgão para a avaliação do consumo destas regiões com finalidade de verificar o comportamento da população na época de racionamento. Este órgão responsável irá pegar algumas cidades (por amostragem) e verificará como está sendo o consumo de cada uma das pessoas da cidade e o consumo médio de cada cidade por habitante.</text:p>
      <text:p text:style-name="P1"/>
      <text:p text:style-name="P1">Entrada</text:p>
      <text:p text:style-name="P1">A entrada contém vários casos de teste. A primeira linha de cada caso de teste contém um inteiro N(1 ≤ N ≤ 1×106), indicando a quantidade de imóveis. As N linhas contém um par de valores X(1 ≤ X ≤ 10) e Y(1 ≤ Y ≤ 200), indicando a quantidade de moradores de cada imóvel e o respectivo consumo total de cada imóvel (em m 3). Com certeza, nenhuma residência consome mais do que 200 m3 por mês. O final daentrada é representado pelo número zero. </text:p>
      <text:p text:style-name="P1"/>
      <text:p text:style-name="P1">Saída</text:p>
      <text:p text:style-name="P1">Para cada entrada, deve-se apresentar a mensagem “Cidade# n:”, onde n é o número da cidade seguindo a sequência (1, 2, 3, ...) e em seguida deve-se listar, por ordem ascendente de consumo, a quantidade de pessoas seguido de um hífen e o consumo destas pessoas, arredondando o valor para baixo. Na terceira linha da saída deve-se mostrar o consumo médio por pessoa da cidade, com 2 casas decimais sem arredondamento, considerando o consumo real total. Imprimir uma linha em branco entre dois casos de teste consecutivos. No fim da saída não deve haver uma linha em branco.</text:p>
      <text:p text:style-name="P1"/>
      <text:p text:style-name="P1"/>
      <text:p text:style-name="P2">Frações Equivalentes </text:p>
      <text:p text:style-name="P1">Tia Zuleika está ensinado seus alunos sobre frações equivalentes. Ela vai gerar uma lista de frações e vai pedir aos seus alunos para indicarem quais pares de frações são equivalentes entre si, percorrendo a lista da esquerda para direita. Ela pretende gerar uma lista grande, para que todos os alunos da turma tenham oportunidade de responder. Tia Zuleika está muito ocupada e sabendo que você é “fera” em programação, está pedindo sua ajuda para que faça um programa capaz de ler sequências de frações e para cada sequência indicar quais pares são equivalentes entre si. O programa deve comparar a primeira fração com todas as outras seguintes, depois deve comparar a segunda com todas as outras seguintes e assim por diante, de modo que a posição na lista da primeira fração de um par de frações seja sempre menor que a posição da segunda fração do par.</text:p>
      <text:p text:style-name="P1"/>
      <text:p text:style-name="P1">Entrada</text:p>
      <text:p text:style-name="P1">A primeira linha da entrada contém o número n ≤ 30 de casos de teste. Para cada caso de teste há duas linhas na entrada. A primeira linha, contém o tamanho m(m ≤ 50) da sequência de frações. A segunda linha contém a sequência de m frações separadas entre si por um espaço. Cada fração tem o seguinte formato: x/y.</text:p>
      <text:p text:style-name="P1"/>
      <text:p text:style-name="P1">Saída</text:p>
      <text:p text:style-name="P1">Para cada caso de teste a saída é formada por uma frase no formato “Caso de Teste t”, onde t corresponde ao número de um caso de teste. Em seguida, o programa deve imprimir tantas linhas no formato “x/y equivalente a w/u” quantos forem os pares de frações equivalentes na sequência. Se não houver pares equivalentes o programa deve emitir uma linha com a mensagem: “Nao ha fracoes equivalentes na sequencia”.</text:p>
      <text:p text:style-name="P1"/>
      <text:p text:style-name="P1"/>
      <text:p text:style-name="P1">Strings Econômicas</text:p>
      <text:p text:style-name="P1">Escreva um programa em C para ler n nomes de pessoas na entrada e armazenar esses nomes em um vetor em que cada elemento deve ter espaço suficiente apenas para armazenar um nome lido e o <text:soft-page-break/>caractere ’\0’. Cada nome deve ser lido primeiramente em um buffer que é uma string com memória suficiente para armazenar mais do que o maior nome esperado (ex. 10000 caracteres). Em seguida deve ser alocado espaço num elemento do vetor que seja suficiente apenas para armazenar a string que está no buffer mais o caractere delimitador de cadeia. Em seguida, o programa copia (com strcpy) a cadeia no buffer para o espaço alocado no vetor e volta a ler outra cadeia no buffer. O programa deve imprimir todas as strings no vetor e, antes de terminar, deve liberar todo espaço alocado dinamicamente no vetor.</text:p>
      <text:p text:style-name="P1"/>
      <text:p text:style-name="P1">Observação</text:p>
      <text:p text:style-name="P1">Você pode usar as funções malloc e free da stdlib para alocar e liberar espaço para armazenar os elementos do vetor. Pode usar a função strcpy para copiar uma string lida no buffer para um elemento alocado</text:p>
      <text:p text:style-name="P1">no vetor.</text:p>
      <text:p text:style-name="P1"/>
      <text:p text:style-name="P1">Entrada</text:p>
      <text:p text:style-name="P1">A primeira linha da entrada contém o número n (1 ≤ n ≤ 30) de nomes a serem lidos. Em seguida,</text:p>
      <text:p text:style-name="P1">aparecem n linhas, cada uma com um nome.</text:p>
      <text:p text:style-name="P1"/>
      <text:p text:style-name="P1">Saída</text:p>
      <text:p text:style-name="P1">A saída é formada por n linhas cada uma contendo um nome armazenado no vetor</text:p>
      <text:p text:style-name="P1"/>
      <text:p text:style-name="P1"/>
      <text:p text:style-name="P2">Vetores Ordenados </text:p>
      <text:p text:style-name="P2"><text:span text:style-name="T3">Entrada </text:span></text:p>
      <text:p text:style-name="P2"><text:span text:style-name="T3">A entrada consiste de várias linhas. A primeira linha apresenta um número de pontos N, com 2 ≤ N ≤ 1000. As N linhas seguintes apresentam pontos no espaço na forma u, x, y,z com u, x, y e z números reais tais que −1000 ≤ u, x, y,z ≤ 1000. </text:span></text:p>
      <text:p text:style-name="P2"><text:span text:style-name="T3"/></text:p>
      <text:p text:style-name="P2"><text:span text:style-name="T3">Saída </text:span></text:p>
      <text:p text:style-name="P2"><text:span text:style-name="T3">A saída consiste de N linhas, cada uma no formato: "Vetor: (a, b, c, d) Norma: x”, onde a,b, c,d correspondem à coordenadas de um vetor lido, com duas casas decimais cada e x o valor de sua norma com duas casas decimais. As linhas devem conter os vetores em ordem crescente de norm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herme Ferreira</meta:initial-creator>
    <meta:creation-date>2021-09-12T18:15:05.53</meta:creation-date>
    <meta:document-statistic meta:table-count="0" meta:image-count="0" meta:object-count="0" meta:page-count="3" meta:paragraph-count="47" meta:word-count="1374" meta:character-count="7586"/>
    <dc:date>2021-09-12T18:25:51.81</dc:date>
    <dc:creator>Guilherme Ferreira</dc:creator>
    <meta:editing-duration>PT10M54S</meta:editing-duration>
    <meta:editing-cycles>1</meta:editing-cycles>
    <meta:generator>OpenOffice/4.1.8$Win32 OpenOffice.org_project/418m3$Build-9803</meta:generator>
  </office:meta>
</office:document-meta>
</file>